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459cm" fo:margin-left="-0.175cm" fo:margin-top="0cm" fo:margin-bottom="0cm" table:align="left" style:writing-mode="lr-tb"/>
    </style:style>
    <style:style style:name="Таблица1.A" style:family="table-column">
      <style:table-column-properties style:column-width="8.202cm"/>
    </style:style>
    <style:style style:name="Таблица1.B" style:family="table-column">
      <style:table-column-properties style:column-width="8.2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Таблица1.B3" style:family="table-cell">
      <style:table-cell-properties fo:background-color="#ffffff" fo:padding="0.182cm" fo:border="0.5pt solid #00000a">
        <style:background-image/>
      </style:table-cell-properties>
    </style:style>
    <style:style style:name="Таблица2" style:family="table">
      <style:table-properties style:width="16.484cm" fo:margin-left="-0.208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Times New Roman" officeooo:paragraph-rsid="0003d4df" style:font-name-complex="Times New Roman1"/>
    </style:style>
    <style:style style:name="P2" style:family="paragraph" style:parent-style-name="Standard">
      <style:paragraph-properties fo:text-align="end" style:justify-single-word="false"/>
      <style:text-properties officeooo:paragraph-rsid="0003d4df"/>
    </style:style>
    <style:style style:name="P3" style:family="paragraph" style:parent-style-name="Standard">
      <style:text-properties officeooo:paragraph-rsid="0003d4df"/>
    </style:style>
    <style:style style:name="P4" style:family="paragraph" style:parent-style-name="Standard">
      <style:paragraph-properties fo:line-height="150%"/>
      <style:text-properties fo:font-size="12pt" officeooo:paragraph-rsid="00093c02" style:font-size-asian="12pt" style:font-size-complex="12pt"/>
    </style:style>
    <style:style style:name="P5" style:family="paragraph" style:parent-style-name="Standard">
      <style:paragraph-properties fo:margin-top="0cm" fo:margin-bottom="0.282cm" loext:contextual-spacing="false" fo:text-align="start" style:justify-single-word="false" fo:orphans="2" fo:widows="2" style:writing-mode="lr-tb"/>
      <style:text-properties officeooo:paragraph-rsid="0003d4df"/>
    </style:style>
    <style:style style:name="P6" style:family="paragraph" style:parent-style-name="Standard">
      <style:paragraph-properties fo:margin-top="0cm" fo:margin-bottom="0cm" loext:contextual-spacing="false" style:line-height-at-least="0.596cm" fo:text-align="center" style:justify-single-word="false"/>
      <style:text-properties officeooo:paragraph-rsid="0003d4df"/>
    </style:style>
    <style:style style:name="P7" style:family="paragraph" style:parent-style-name="Standard">
      <style:paragraph-properties fo:margin-top="0cm" fo:margin-bottom="0cm" loext:contextual-spacing="false" style:line-height-at-least="0.596cm" fo:text-align="justify" style:justify-single-word="false"/>
      <style:text-properties officeooo:paragraph-rsid="0003d4df"/>
    </style:style>
    <style:style style:name="P8" style:family="paragraph" style:parent-style-name="Standard">
      <style:paragraph-properties fo:margin-top="0cm" fo:margin-bottom="0cm" loext:contextual-spacing="false" style:line-height-at-least="0.596cm" fo:text-align="justify" style:justify-single-word="false"/>
      <style:text-properties officeooo:paragraph-rsid="000607bb"/>
    </style:style>
    <style:style style:name="P9" style:family="paragraph" style:parent-style-name="Standard">
      <style:paragraph-properties fo:margin-top="0cm" fo:margin-bottom="0cm" loext:contextual-spacing="false" style:line-height-at-least="0.596cm"/>
      <style:text-properties officeooo:paragraph-rsid="0003d4df"/>
    </style:style>
    <style:style style:name="P10" style:family="paragraph" style:parent-style-name="Standard">
      <style:paragraph-properties fo:margin-top="0cm" fo:margin-bottom="0cm" loext:contextual-spacing="false" style:line-height-at-least="0.596cm"/>
      <style:text-properties fo:color="#000000"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style:line-height-at-least="0.596cm" fo:text-align="center" style:justify-single-word="false"/>
      <style:text-properties fo:color="#000000"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3d4df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93c02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style:line-height-at-least="0.596cm"/>
      <style:text-properties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style:line-height-at-least="0.596cm" fo:text-align="justify" style:justify-single-word="false"/>
      <style:text-properties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fo:font-size="12pt" officeooo:paragraph-rsid="00093c02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093c02"/>
    </style:style>
    <style:style style:name="P18" style:family="paragraph" style:parent-style-name="Standard">
      <style:paragraph-properties fo:margin-top="0.381cm" fo:margin-bottom="0.381cm" loext:contextual-spacing="false" style:line-height-at-least="0.596cm" fo:text-align="justify" style:justify-single-word="false"/>
      <style:text-properties officeooo:paragraph-rsid="0003d4df"/>
    </style:style>
    <style:style style:name="P19" style:family="paragraph" style:parent-style-name="Standard">
      <style:paragraph-properties fo:margin-top="0.381cm" fo:margin-bottom="0.381cm" loext:contextual-spacing="false" style:line-height-at-least="0.596cm" fo:text-align="justify" style:justify-single-word="false"/>
      <style:text-properties officeooo:paragraph-rsid="000607bb"/>
    </style:style>
    <style:style style:name="P20" style:family="paragraph" style:parent-style-name="Standard">
      <style:paragraph-properties fo:margin-top="0.381cm" fo:margin-bottom="0.381cm" loext:contextual-spacing="false" style:line-height-at-least="0.596cm"/>
      <style:text-properties fo:color="#000000"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top="0.381cm" fo:margin-bottom="0.381cm" loext:contextual-spacing="false" style:line-height-at-least="0.596cm" fo:text-align="justify" style:justify-single-word="false"/>
      <style:text-properties fo:color="#000000"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top="0.381cm" fo:margin-bottom="0.381cm" loext:contextual-spacing="false" style:line-height-at-least="0.596cm" fo:text-align="justify" style:justify-single-word="false"/>
      <style:text-properties fo:color="#000000" style:font-name="Times New Roman" fo:font-size="12pt" officeooo:paragraph-rsid="0003d4df" style:font-name-asian="Times New Roman1" style:font-size-asian="12pt" style:language-asian="ru" style:country-asian="RU" style:font-name-complex="Arial2" style:font-size-complex="12pt"/>
    </style:style>
    <style:style style:name="P23" style:family="paragraph" style:parent-style-name="Standard">
      <style:paragraph-properties fo:margin-top="0.381cm" fo:margin-bottom="0.381cm" loext:contextual-spacing="false" style:line-height-at-least="0.596cm" fo:text-align="justify" style:justify-single-word="false"/>
      <style:text-properties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Standard">
      <style:paragraph-properties fo:margin-top="0.381cm" fo:margin-bottom="0.381cm" loext:contextual-spacing="false" style:line-height-at-least="0.596cm"/>
      <style:text-properties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Standard">
      <style:paragraph-properties fo:margin-top="0.381cm" fo:margin-bottom="0.381cm" loext:contextual-spacing="false" style:line-height-at-least="0.596cm"/>
      <style:text-properties style:font-name="Times New Roman" fo:font-size="12pt" officeooo:paragraph-rsid="000607bb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style:line-height-at-least="0.596cm" fo:text-indent="-0.635cm" style:auto-text-indent="false"/>
      <style:text-properties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Standard">
      <style:paragraph-properties fo:margin-top="0cm" fo:margin-bottom="0.353cm" loext:contextual-spacing="false" fo:line-height="150%"/>
      <style:text-properties style:font-name="Times New Roman" fo:font-size="12pt" officeooo:rsid="0003d4df" officeooo:paragraph-rsid="00093c02" style:font-size-asian="12pt" style:font-name-complex="Times New Roman1" style:font-size-complex="12pt"/>
    </style:style>
    <style:style style:name="P28" style:family="paragraph" style:parent-style-name="Standard" style:master-page-name="Standard">
      <style:paragraph-properties fo:margin-top="0cm" fo:margin-bottom="0cm" loext:contextual-spacing="false" style:line-height-at-least="0.596cm" fo:text-align="center" style:justify-single-word="false" style:page-number="auto"/>
      <style:text-properties fo:color="#000000"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size="12pt" officeooo:paragraph-rsid="0003d4df" fo:background-color="#ffff00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ba9fa" fo:background-color="#ffffff" style:font-size-asian="12pt" style:font-name-complex="Times New Roman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officeooo:rsid="000ba9fa" officeooo:paragraph-rsid="000ba9fa" fo:background-color="#ffffff" style:font-size-asian="12pt" style:font-name-complex="Times New Roman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ba9fa" style:font-size-asian="12pt" style:font-name-complex="Times New Roman1" style:font-size-complex="12pt"/>
    </style:style>
    <style:style style:name="P33" style:family="paragraph" style:parent-style-name="Standard" style:list-style-name="">
      <style:paragraph-properties fo:margin-top="0cm" fo:margin-bottom="0.265cm" loext:contextual-spacing="false" fo:line-height="100%">
        <style:tab-stops>
          <style:tab-stop style:position="1.64cm"/>
        </style:tab-stops>
      </style:paragraph-properties>
      <style:text-properties fo:text-transform="uppercase" style:font-name="Times New Roman" fo:font-size="12pt" fo:font-weight="bold" officeooo:paragraph-rsid="0003d4d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4" style:family="paragraph" style:parent-style-name="Standard" style:list-style-name="">
      <style:paragraph-properties fo:margin-top="0cm" fo:margin-bottom="0.265cm" loext:contextual-spacing="false" fo:line-height="100%" fo:text-align="center" style:justify-single-word="false"/>
      <style:text-properties fo:text-transform="uppercase" style:font-name="Times New Roman" fo:font-size="12pt" fo:font-weight="bold" officeooo:paragraph-rsid="0003d4d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5" style:family="paragraph" style:parent-style-name="Standard" style:list-style-name="">
      <style:paragraph-properties fo:margin-top="0cm" fo:margin-bottom="0.265cm" loext:contextual-spacing="false" fo:line-height="100%" fo:text-align="center" style:justify-single-word="false"/>
      <style:text-properties fo:text-transform="uppercase" style:font-name="Arial1" fo:font-size="10.5pt" fo:font-weight="bold" officeooo:paragraph-rsid="0003d4df" style:font-name-asian="Times New Roman1" style:font-size-asian="10.5pt" style:language-asian="ru" style:country-asian="RU" style:font-weight-asian="bold" style:font-name-complex="Arial2" style:font-size-complex="10.5pt" style:font-weight-complex="bold"/>
    </style:style>
    <style:style style:name="P36" style:family="paragraph" style:parent-style-name="Standard" style:list-style-name="">
      <style:paragraph-properties fo:margin-top="0cm" fo:margin-bottom="0.265cm" loext:contextual-spacing="false" fo:line-height="100%" fo:text-align="center" style:justify-single-word="false"/>
      <style:text-properties officeooo:paragraph-rsid="0003d4df"/>
    </style:style>
    <style:style style:name="P37" style:family="paragraph" style:parent-style-name="Standard" style:list-style-name="">
      <style:paragraph-properties fo:margin-top="0cm" fo:margin-bottom="0.265cm" loext:contextual-spacing="false" fo:line-height="100%" fo:text-align="center" style:justify-single-word="false"/>
      <style:text-properties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Standard">
      <style:paragraph-properties fo:text-align="end" style:justify-single-word="false"/>
      <style:text-properties style:font-name="Times New Roman" officeooo:paragraph-rsid="0003d4df" style:font-name-complex="Times New Roman1"/>
    </style:style>
    <style:style style:name="P39" style:family="paragraph" style:parent-style-name="Standard" style:list-style-name="WWNum1">
      <style:paragraph-properties fo:margin-left="0cm" fo:margin-right="0cm" fo:margin-top="0cm" fo:margin-bottom="0cm" loext:contextual-spacing="false" style:line-height-at-least="0.596cm" fo:text-align="justify" style:justify-single-word="false" fo:text-indent="-0.635cm" style:auto-text-indent="false"/>
      <style:text-properties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40" style:family="paragraph" style:parent-style-name="Standard" style:list-style-name="WWNum2">
      <style:paragraph-properties fo:margin-left="0cm" fo:margin-right="0cm" fo:margin-top="0cm" fo:margin-bottom="0cm" loext:contextual-spacing="false" style:line-height-at-least="0.596cm" fo:text-indent="-0.635cm" style:auto-text-indent="false"/>
      <style:text-properties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41" style:family="paragraph" style:parent-style-name="Standard" style:list-style-name="WWNum3">
      <style:paragraph-properties fo:margin-left="0cm" fo:margin-right="0cm" fo:margin-top="0cm" fo:margin-bottom="0cm" loext:contextual-spacing="false" style:line-height-at-least="0.596cm" fo:text-indent="-0.635cm" style:auto-text-indent="false"/>
      <style:text-properties style:font-name="Times New Roman" fo:font-size="12pt" officeooo:paragraph-rsid="0003d4df" style:font-name-asian="Times New Roman1" style:font-size-asian="12pt" style:language-asian="ru" style:country-asian="RU" style:font-name-complex="Times New Roman1" style:font-size-complex="12pt"/>
    </style:style>
    <style:style style:name="P42" style:family="paragraph" style:parent-style-name="Standard" style:list-style-name="WWNum3">
      <style:paragraph-properties fo:margin-left="0cm" fo:margin-right="0cm" fo:margin-top="0cm" fo:margin-bottom="0cm" loext:contextual-spacing="false" style:line-height-at-least="0.596cm" fo:text-indent="-0.635cm" style:auto-text-indent="false"/>
      <style:text-properties officeooo:paragraph-rsid="0003d4df"/>
    </style:style>
    <style:style style:name="P43" style:family="paragraph" style:parent-style-name="Standard">
      <style:paragraph-properties fo:margin-top="0.381cm" fo:margin-bottom="0.381cm" loext:contextual-spacing="false" style:line-height-at-least="0.596cm" fo:text-align="justify" style:justify-single-word="false"/>
      <style:text-properties style:font-name="Times New Roman" fo:font-size="12pt" officeooo:paragraph-rsid="000607bb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style:line-height-at-least="0.596cm" fo:text-align="justify" style:justify-single-word="false" fo:text-indent="0cm" style:auto-text-indent="false"/>
      <style:text-properties officeooo:paragraph-rsid="000ba9fa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color="#000000" style:font-name="Times New Roman" fo:font-size="12pt" officeooo:rsid="000607bb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color="#000000"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4" style:family="text">
      <style:text-properties fo:color="#000000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fo:color="#000000" style:font-name="Times New Roman" fo:font-size="12pt" fo:language="en" fo:country="US" officeooo:rsid="0003d4df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color="#000000"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fo:color="#000000" style:font-name="Times New Roman" fo:font-size="12pt" fo:language="ru" fo:country="RU" officeooo:rsid="0003d4df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fo:color="#000000" style:font-name="Times New Roman" fo:font-size="12pt" fo:language="ru" fo:country="RU" officeooo:rsid="000607bb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fo:color="#000000" style:font-name="Times New Roman" fo:font-size="12pt" fo:language="ru" fo:country="RU" officeooo:rsid="0007e061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fo:color="#000000" style:font-name="Times New Roman" fo:font-size="12pt" fo:language="ru" fo:country="RU" officeooo:rsid="0007e061" fo:background-color="#ffff00" loext:char-shading-value="0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fo:color="#000000" style:font-name="Times New Roman" fo:font-size="12pt" fo:background-color="#ffff00" loext:char-shading-value="0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fo:color="#000000" style:font-name="Times New Roman" fo:font-size="12pt" officeooo:rsid="0007e061" fo:background-color="#ffff00" loext:char-shading-value="0" style:font-name-asian="Times New Roman1" style:font-size-asian="12pt" style:language-asian="ru" style:country-asian="RU" style:font-name-complex="Times New Roman1" style:font-size-complex="12pt"/>
    </style:style>
    <style:style style:name="T13" style:family="text">
      <style:text-properties fo:text-transform="uppercase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4" style:family="text">
      <style:text-properties fo:text-transform="uppercase" fo:color="#001739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5" style:family="text">
      <style:text-properties fo:text-transform="uppercase" fo:font-weight="bold" style:font-weight-asian="bold" style:font-weight-complex="bold"/>
    </style:style>
    <style:style style:name="T1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style:font-name="Times New Roman" fo:font-size="12pt" fo:language="ru" fo:country="RU" officeooo:rsid="0003d4df" style:font-size-asian="12pt" style:font-name-complex="Times New Roman1" style:font-size-complex="12pt"/>
    </style:style>
    <style:style style:name="T20" style:family="text">
      <style:text-properties style:font-name="Times New Roman" style:font-name-complex="Times New Roman1"/>
    </style:style>
    <style:style style:name="T21" style:family="text">
      <style:text-properties style:font-name="Times New Roman" fo:language="ru" fo:country="RU" style:font-name-complex="Times New Roman1"/>
    </style:style>
    <style:style style:name="T22" style:family="text">
      <style:text-properties style:font-name="Times New Roman" fo:language="ru" fo:country="RU" officeooo:rsid="0003d4df" style:font-name-complex="Times New Roman1"/>
    </style:style>
    <style:style style:name="T23" style:family="text">
      <style:text-properties style:font-name="Times New Roman" fo:language="ru" fo:country="RU" style:font-name-asian="Times New Roman" style:font-name-complex="Times New Roman"/>
    </style:style>
    <style:style style:name="T24" style:family="text">
      <style:text-properties style:font-name="Times New Roman" fo:language="ru" fo:country="RU" style:font-name-complex="Times New Roman"/>
    </style:style>
    <style:style style:name="T25" style:family="text">
      <style:text-properties style:font-name="Times New Roman" fo:language="en" fo:country="US" style:font-name-complex="Times New Roman1"/>
    </style:style>
    <style:style style:name="T26" style:family="text">
      <style:text-properties style:font-name="Times New Roman" fo:language="en" fo:country="US" style:font-name-complex="Times New Roman"/>
    </style:style>
    <style:style style:name="T27" style:family="text">
      <style:text-properties style:font-name="Times New Roman" style:font-name-asian="Times New Roman" style:font-name-complex="Times New Roman"/>
    </style:style>
    <style:style style:name="T28" style:family="text">
      <style:text-properties style:font-name="Times New Roman" style:font-name-complex="Times New Roman"/>
    </style:style>
    <style:style style:name="T29" style:family="text">
      <style:text-properties fo:color="#00000a" style:font-name="Times New Roman" fo:font-size="12pt" style:text-underline-style="none" style:font-name-asian="Times New Roman1" style:font-size-asian="12pt" style:language-asian="ru" style:country-asian="RU" style:font-name-complex="Times New Roman1" style:font-size-complex="12pt"/>
    </style:style>
    <style:style style:name="T30" style:family="text">
      <style:text-properties fo:language="ru" fo:country="RU" officeooo:rsid="000607bb"/>
    </style:style>
    <style:style style:name="T31" style:family="text">
      <style:text-properties fo:language="ru" fo:country="RU" officeooo:rsid="0007e061"/>
    </style:style>
    <style:style style:name="T32" style:family="text">
      <style:text-properties fo:language="ru" fo:country="RU" officeooo:rsid="00093c02"/>
    </style:style>
    <style:style style:name="T33" style:family="text">
      <style:text-properties fo:language="ru" fo:country="RU" officeooo:rsid="000ba9fa" fo:background-color="#ffff00" loext:char-shading-value="0"/>
    </style:style>
    <style:style style:name="T34" style:family="text">
      <style:text-properties fo:language="ru" fo:country="RU" officeooo:rsid="0003d4df"/>
    </style:style>
    <style:style style:name="T35" style:family="text">
      <style:text-properties fo:language="ru" fo:country="RU" officeooo:rsid="000ba9fa" fo:background-color="#ffffff" loext:char-shading-value="0"/>
    </style:style>
    <style:style style:name="T36" style:family="text">
      <style:text-properties officeooo:rsid="000607bb"/>
    </style:style>
    <style:style style:name="T37" style:family="text">
      <style:text-properties fo:background-color="#ffff00" loext:char-shading-value="0"/>
    </style:style>
    <style:style style:name="T38" style:family="text">
      <style:text-properties style:font-name-complex="Times New Roman"/>
    </style:style>
    <style:style style:name="T39" style:family="text">
      <style:text-properties fo:language="en" fo:country="US" style:font-name-complex="Times New Roman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Договор возмездного оказания услуг</text:p>
      <text:p text:style-name="P6"><text:span text:style-name="T1"><text:s/>по размещению рекламы в сети интернет </text:span><text:span text:style-name="T9">№ </text:span><text:span text:style-name="T10"><text:s text:c="3"/></text:span></text:p>
      <text:p text:style-name="P10"/>
      <text:p text:style-name="P9"><text:span text:style-name="T1">г. Ростов-на-Дону<text:tab/><text:tab/><text:tab/><text:tab/><text:tab/><text:tab/><text:tab/> <text:s text:c="15"/>«</text:span><text:span text:style-name="T11"> <text:s text:c="3"/></text:span><text:span text:style-name="T1">» <text:s text:c="7"/>201</text:span><text:span text:style-name="T11"> </text:span><text:span text:style-name="T12"><text:s/></text:span><text:span text:style-name="T1">год</text:span></text:p>
      <text:p text:style-name="P11"><text:tab/><text:tab/><text:tab/><text:tab/><text:tab/></text:p>
      <text:p text:style-name="P10"/>
      <text:p text:style-name="P44"><text:span text:style-name="T11"><text:s text:c="112"/></text:span><text:span text:style-name="T1">действующ</text:span><text:span text:style-name="T8">ий</text:span><text:span text:style-name="T1"> на основании</text:span><text:span text:style-name="T10"> <text:s text:c="40"/></text:span></text:p>
      <text:p text:style-name="P44"><text:span text:style-name="T10"><text:s text:c="22"/></text:span><text:span text:style-name="T9">,</text:span><text:span text:style-name="T1">именуемый в дальнейшем «</text:span><text:span text:style-name="T3">Заказчик</text:span><text:span text:style-name="T1">», с одной стороны, и Индивидуальный предприниматель Осипов Дмитрий Александрович, действующ</text:span><text:span text:style-name="T8">ий</text:span><text:span text:style-name="T1"> на основании свидетельства о постановке на учет в качестве индивидуального предпринимателя 23 № 002756472 от 27.06.2007 года, именуемый в дальнейшем «</text:span><text:span text:style-name="T3">Исполнитель</text:span><text:span text:style-name="T1">», с другой стороны, именуемые в дальнейшем «</text:span><text:span text:style-name="T3">Стороны</text:span><text:span text:style-name="T1">», заключили настоящий договор, в дальнейшем «</text:span><text:span text:style-name="T3">Договор</text:span><text:span text:style-name="T1">», о нижеследующем:</text:span></text:p>
      <text:h text:style-name="P33" text:outline-level="3"><text:tab/></text:h>
      <text:h text:style-name="P35" text:outline-level="3">1. ПРЕДМЕТ ДОГОВОРА</text:h>
      <text:p text:style-name="P21">1.1. Исполнитель по заданию Заказчика обязуется оказать ему услуги по размещению интернет-рекламы. Все понятия по договору определены в Приложении № 1 к договору, являющемуся неотъемлемой частью договора.</text:p>
      <text:p text:style-name="P7"><text:span text:style-name="T1">1.2. Условия размещения интернет-рекламы:</text:span><text:span text:style-name="T4">CPC</text:span><text:span text:style-name="T1"> – оплата за клики, </text:span><text:span text:style-name="T7">определяется автоматически системой </text:span><text:span text:style-name="T5">Market-Place</text:span></text:p>
      <text:p text:style-name="P18"><text:span text:style-name="T1">1.3. Технические характеристики макетов объявлений интернет-рекламы, передаваемых Исполнителем для размещения: </text:span><text:bookmark-start text:name="__DdeLink__235_269600698"/><text:span text:style-name="T1">Виджет</text:span><text:bookmark-end text:name="__DdeLink__235_269600698"/><text:span text:style-name="T1"> в виде </text:span><text:span text:style-name="T6">бан</text:span><text:span text:style-name="T8">н</text:span><text:span text:style-name="T6">ера</text:span></text:p>
      <text:p text:style-name="P20">1.3.1.<text:span text:style-name="T30">Список предложений магазинов в</text:span> Баннер<text:span text:style-name="T30">е</text:span>, в том числе со спецэффектами</text:p>
      <text:list xml:id="list2744803825909757693" text:style-name="WWNum1">
        <text:list-item>
          <text:p text:style-name="P39">Размеры:, ширина 600 пикселей, высота 200 пикселей</text:p>
        </text:list-item>
        <text:list-item>
          <text:p text:style-name="P39">Вид носителя информации: Изображение с текстом, ценой и ссылкой на товар.</text:p>
        </text:list-item>
        <text:list-item>
          <text:p text:style-name="P39">Тип: динамический товарный контент</text:p>
        </text:list-item>
        <text:list-item>
          <text:p text:style-name="P39">Размещение на веб-странице: На <text:span text:style-name="T30">любых</text:span> страницах с инструкцией;</text:p>
        </text:list-item>
        <text:list-item>
          <text:p text:style-name="P39">Срок использования: Бессрочно (на усмотрение заказчика <text:span text:style-name="T30">или исполнителя</text:span>);</text:p>
        </text:list-item>
      </text:list>
      <text:p text:style-name="P7"><text:span text:style-name="T1">1.4. Размер вознаграждения: определяется партнерской статистикой в личном кабинете </text:span><text:span text:style-name="T9">Исполнителя</text:span><text:span text:style-name="T1"> на сайте </text:span><text:a xlink:type="simple" xlink:href="http://partner.market-place.su/" text:style-name="Internet_20_link" text:visited-style-name="Visited_20_Internet_20_Link"><text:span text:style-name="Internet_20_link"><text:span text:style-name="T16">http://partner.market-place.su</text:span></text:span></text:a><text:span text:style-name="T1">. Стороны договорились, что правила оказания услуг, определенным пользовательским соглашением, считаются вступившими в силу с момента подтверждения своего согласия Заказчиком в виде проставления знака «галочка» при регистрации на данном сайте.</text:span></text:p>
      <text:p text:style-name="P8"><text:span text:style-name="T1">1.5. Территория размещения интернет-рекламы: </text:span><text:span text:style-name="T2">тематические сайты, посвященные обзорам и описаниям товаро</text:span><text:span text:style-name="T7">в</text:span></text:p>
      <text:p text:style-name="P7"><text:span text:style-name="T1">1.6. При нарушении общих правил партнерской программы </text:span><text:span text:style-name="T4">Market</text:span><text:span text:style-name="T1"> </text:span><text:span text:style-name="T4">Place</text:span><text:span text:style-name="T1"> </text:span><text:span text:style-name="T6">Исполни</text:span><text:span text:style-name="T9">тель имеет </text:span><text:span text:style-name="T6">право</text:span><text:span text:style-name="T1"> расторгнуть договор в одностороннем порядке.</text:span></text:p>
      <text:p text:style-name="P20">1.7. Стороны воздерживаются от рассылки спама любого содержания.</text:p>
      <text:p text:style-name="P20"><text:soft-page-break/></text:p>
      <text:p text:style-name="P20"/>
      <text:h text:style-name="P36" text:outline-level="3"><text:span text:style-name="T14">2</text:span><text:span text:style-name="T13">. ПРАВА И ОБЯЗАННОСТИ СТОРОН</text:span></text:h>
      <text:p text:style-name="P14">2.1.Обязанности <text:span text:style-name="T31">Заказчика</text:span>:</text:p>
      <text:list xml:id="list3076242718675037596" text:style-name="WWNum2">
        <text:list-item>
          <text:p text:style-name="P40">предоставлять Исполнителю рекламные материалы в нужном объеме и надлежащего качества</text:p>
        </text:list-item>
        <text:list-item>
          <text:p text:style-name="P40">оплачивать услуги Исполнителя в порядке, предусмотренном настоящим Договором.</text:p>
        </text:list-item>
      </text:list>
      <text:p text:style-name="P24">2.2. Заказчик вправе отказаться от исполнения настоящего Договора при условии оплаты Исполнителю фактически понесенных им расходов.</text:p>
      <text:p text:style-name="P14">2.3.Обязанности Исполнителя:</text:p>
      <text:list xml:id="list5535773534350126704" text:style-name="WWNum3">
        <text:list-item>
          <text:p text:style-name="P41">добросовестно оказывать услуги, указанные в п.1.1 настоящего Договора;</text:p>
        </text:list-item>
        <text:list-item>
          <text:p text:style-name="P42"><text:span text:style-name="T16">Соблюдать все общие правила Партнерской программы </text:span><text:span text:style-name="T17">Market</text:span><text:span text:style-name="T16"> </text:span><text:span text:style-name="T17">Place</text:span><text:span text:style-name="T16">.</text:span></text:p>
        </text:list-item>
      </text:list>
      <text:p text:style-name="P26"/>
      <text:p text:style-name="P25">2.4. <text:span text:style-name="T36">Исполнитель имеет право расторгнуть договор в одностороннем порядке</text:span> при условии полного возмещения Заказчику причиненных ему убытков.</text:p>
      <text:h text:style-name="P34" text:outline-level="3">3. ПОРЯДОК ОПЛАТЫ</text:h>
      <text:p text:style-name="P14">3.1. Заказчик <text:s/>оплачивает услуги Исполнителя по запросу, в порядке, определенном п.1.4. настоящего договора <text:s/>или при достижении дохода с рекламы в размере 5000 рублей, но не менее 1000 рублей, <text:s/>НДС% не предусмотрен.</text:p>
      <text:p text:style-name="P24">3.2. Заказчик оплачивает услуги Исполнителя платежным поручением путем перечисления денежных средств на расчетный счет Исполнителя.</text:p>
      <text:h text:style-name="P34" text:outline-level="3">4. СРОК ОКАЗАНИЯ УСЛУГ</text:h>
      <text:p text:style-name="P19"><text:span text:style-name="T16">4.1. Сроки оказания услуг определяются в порядке, предусмотренном пользовательским соглашением в.п.3.3: </text:span><text:a xlink:type="simple" xlink:href="http://partner.market-place.su/user_agree.html" text:style-name="Internet_20_link" text:visited-style-name="Visited_20_Internet_20_Link"><text:span text:style-name="Internet_20_link"><text:span text:style-name="T29">http://partner.market-place.su/user_agree.html</text:span></text:span></text:a></text:p>
      <text:p text:style-name="P19"><text:span text:style-name="Internet_20_link"><text:span text:style-name="T29"/></text:span></text:p>
      <text:section text:style-name="Sect1" text:name="top">
        <text:section text:style-name="Sect1" text:name="mCSB_1">
          <text:p text:style-name="Standard"/>
          <text:section text:style-name="Sect2" text:name="mCSB_1_container">
            <text:list xml:id="list6872824608733932331" text:style-name="L1">
              <text:list-item>
                <text:p text:style-name="P46">3.3. Порядок оплаты<text:span text:style-name="T32"> услуг</text:span></text:p>
              </text:list-item>
              <text:list-item>
                <text:p text:style-name="P46">3.3.1. Стоимость офферов определяется <text:span text:style-name="T32">Заказчиком</text:span>, и публикуется на сайте в открытой форме.</text:p>
              </text:list-item>
              <text:list-item>
                <text:p text:style-name="P46">3.3.2. Цена продукции, указанная на сайте является динамической, носит ознакомительный характер, распространяется с целью определения ценовых ориентиров услуг и может изменяться <text:span text:style-name="T32">Заказчиком</text:span>, без дополнительного уведомления <text:span text:style-name="T32">Исполнителя</text:span>.</text:p>
              </text:list-item>
              <text:list-item>
                <text:p text:style-name="P46">3.3.3. Оплата может быть осуществлена <text:span text:style-name="T32">Заказчиком</text:span>, в один из удобных способов, предусмотренных функционалом СРА-сети и настоящим Пользовательским соглашением.</text:p>
              </text:list-item>
              <text:list-item>
                <text:p text:style-name="P46"><text:soft-page-break/>3.3.4. Стороны достигли согласия, основываясь на нормативных правилах, предусмотренных действующим законодательством <text:span text:style-name="T32">Российской Федерации</text:span>, что оплата продукции является фиксированной и не подлежит возврату ни в коем случае.</text:p>
              </text:list-item>
              <text:list-item>
                <text:p text:style-name="P45">3.3.5. В случае отказа <text:span text:style-name="T32">Заказчика</text:span> оплачивать оффер, передача оффера <text:span text:style-name="T32">Заказчику</text:span> не осуществляется, в связи с невыполнением ним обязательств, взятых ним на себя. <text:span text:style-name="T32">Исполнитель</text:span> имеют право обращаться в судебные органы со спорами, касающиеся сделок с участием <text:span text:style-name="T32">Исполнителя</text:span>. </text:p>
              </text:list-item>
            </text:list>
          </text:section>
        </text:section>
      </text:section>
      <text:p text:style-name="P19"><text:span text:style-name="Internet_20_link"><text:span text:style-name="T29"/></text:span></text:p>
      <text:p text:style-name="P43"/>
      <text:h text:style-name="P34" text:outline-level="3">5. СРОК ДЕЙСТВИЯ ДОГОВОРА</text:h>
      <text:p text:style-name="P23">5.1. Настоящий Договор вступает в силу с момента его подписания и действует до заключения Сторонами соглашения о расторжении настоящего Договора.</text:p>
      <text:h text:style-name="P34" text:outline-level="3">6. ОТВЕТСТВЕННОСТЬ СТОРОН</text:h>
      <text:p text:style-name="P23">6.1. За неисполнение или ненадлежащее исполнение обязательств по настоящему Договору Стороны несут ответственность в соответствии с действующим законодательством РФ.</text:p>
      <text:h text:style-name="P37" text:outline-level="3"><text:span text:style-name="T15">7. ПОРЯДОК РАЗРЕШЕНИЯ СПОРОВ</text:span></text:h>
      <text:p text:style-name="P23">7.1. Все споры или разногласия, возникающие между Сторонами по настоящему Договору или в связи с ним, разрешаются путем переговоров между Сторонами.</text:p>
      <text:p text:style-name="P15">7.2. В случае невозможности разрешения разногласий путем переговоров они подлежат рассмотрению в суде на территории Российской Федерации в порядке, установленном законодательством Российской Федерации.</text:p>
      <text:h text:style-name="P34" text:outline-level="3">8. ПРОЧИЕ УСЛОВИЯ</text:h>
      <text:p text:style-name="P23">8.1. Любые изменения и дополнения к настоящему Договору имеют силу только в том случае, если они оформлены в письменном виде и подписаны обеими Сторонами.</text:p>
      <text:p text:style-name="P23">8.2. Настоящий Договор составлен в 2-х экземплярах, по одному для каждой из Сторон.</text:p>
      <text:p text:style-name="P23"/>
      <text:p text:style-name="P23"/>
      <text:h text:style-name="P34" text:outline-level="3"/>
      <text:h text:style-name="P34" text:outline-level="3"/>
      <text:h text:style-name="P34" text:outline-level="3"/>
      <text:h text:style-name="P34" text:outline-level="3"><text:soft-page-break/>9. ЮРИДИЧЕСКИЕ АДРЕСА И РЕКВИЗИТЫ СТОРОН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Исполнитель</text:p>
          </table:table-cell>
          <table:table-cell table:style-name="Таблица1.A1" office:value-type="string">
            <text:p text:style-name="P12">Заказчик</text:p>
          </table:table-cell>
        </table:table-row>
        <table:table-row table:style-name="Таблица1.1">
          <table:table-cell table:style-name="Таблица1.A1" office:value-type="string">
            <text:p text:style-name="P13">ИП Осипов Дмитрий Александрович</text:p>
            <text:p text:style-name="P13">ИНН <text:s/>230603834120</text:p>
            <text:p text:style-name="P13">Адрес места жительства:</text:p>
            <text:p text:style-name="P16"><text:bookmark-start text:name="__DdeLink__258_20788766085"/><text:span text:style-name="T20">344038, Ростовская область , Ростов на Дону,</text:span><text:bookmark-end text:name="__DdeLink__258_20788766085"/><text:span text:style-name="T20"> пер. Автомобильный 32, кв 74</text:span></text:p>
            <text:p text:style-name="P16"><text:span text:style-name="T21">Почтовый адрес</text:span><text:span text:style-name="T25">:</text:span><text:span text:style-name="T21"> 344065, Ростовская область , Ростов на Дону, ул. Орская 31 в офис №6</text:span></text:p>
            <text:p text:style-name="P4"><text:span text:style-name="T27">№ Р/</text:span><text:span text:style-name="T28">счёта: 40802810</text:span><text:span text:style-name="T26">600090000092</text:span></text:p>
            <text:p text:style-name="P4"><text:span text:style-name="T23"><text:s/></text:span><text:span text:style-name="T24">в ФИЛИАЛЕ ЮЖНЫЙ ПАО БАНКА «ФК ОТКРЫТИЕ»</text:span></text:p>
            <text:p text:style-name="P4"><text:span text:style-name="T28">БИК 0460</text:span><text:span text:style-name="T26">15061</text:span><text:span text:style-name="T28"><text:tab/><text:tab/><text:tab/></text:span></text:p>
            <text:p text:style-name="P27"><text:span text:style-name="T38">Кор. счёт: 301</text:span><text:span text:style-name="T39">01810560150000061</text:span></text:p>
          </table:table-cell>
          <table:table-cell table:style-name="Таблица1.A1" office:value-type="string">
            <text:p text:style-name="P29"><text:span text:style-name="T26"><text:s text:c="72"/></text:span></text:p>
            <text:p text:style-name="P30"><text:span text:style-name="T39">ИНН:</text:span></text:p>
            <text:p text:style-name="P31"><text:span text:style-name="T38">КПП:</text:span></text:p>
            <text:p text:style-name="P31"><text:span text:style-name="T38">ОГРН (ОГРНИП):</text:span></text:p>
            <text:p text:style-name="P31"><text:span text:style-name="T38">Юридический адрес:</text:span></text:p>
            <text:p text:style-name="P31"><text:span text:style-name="T38">Почтовый адрес:</text:span></text:p>
            <text:p text:style-name="P31"><text:span text:style-name="T38">Банк:</text:span></text:p>
            <text:p text:style-name="P31"><text:span text:style-name="T38">Р/сч.:</text:span></text:p>
            <text:p text:style-name="P31"><text:span text:style-name="T38">Кор/сч.:</text:span></text:p>
            <text:p text:style-name="P31"><text:span text:style-name="T38">БИК: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span text:style-name="T18">___________________Осипов Д.А.</text:span></text:p>
          </table:table-cell>
          <table:table-cell table:style-name="Таблица1.B3" office:value-type="string">
            <text:p text:style-name="P32">________________<text:span text:style-name="T33"> <text:s text:c="8"/></text:span><text:span text:style-name="T37"><text:s text:c="19"/></text:span></text:p>
          </table:table-cell>
        </table:table-row>
      </table:table>
      <text:p text:style-name="P3"><text:bookmark text:name="_GoBac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Приложение № 1</text:p>
      <text:p text:style-name="P2"><text:span text:style-name="T20">от № </text:span><text:span text:style-name="T1">34-12</text:span><text:span text:style-name="T7">4</text:span><text:span text:style-name="T1"> </text:span><text:span text:style-name="T20">от «</text:span><text:span text:style-name="T22">31</text:span><text:span text:style-name="T20">» </text:span><text:span text:style-name="T22">октября</text:span><text:span text:style-name="T20"> 2016 года.</text:span></text:p>
      <text:h text:style-name="P34" text:outline-level="3">ОПРЕДЕЛЕНИЯ, ИСПОЛЬЗУЕМЫЕ В ДОГОВОРЕ.</text:h>
      <text:p text:style-name="P21">Виджет — это баннер определенного размера с динамическими предложениями товаров, подборка товаров в виджете ведется исходя из тематики контента на определенной странице.</text:p>
      <text:p text:style-name="P22">Баннеры – короткие рекламные сообщения в виде окошек, размещенных на различных сайтах. Стандартный формат баннера — 600 x 200 пикселей.</text:p>
      <text:p text:style-name="P22">Баннер со спецэффектом – баннер с анимацией, звуковым эффектом, всплывающий текст.Веб-страницы — страницы Интернета, содержащие сведения о рекламируемом товаре, работе, услуге.</text:p>
      <text:p text:style-name="P22">Текстовые блоки – интернет-реклама Заказчика на его сайте и других веб-страницах в виде текста.Вставки — интернет-реклама Заказчика в виде временного или всплывающего рекламного блока на его сайте и других веб-страницах.</text:p>
      <text:p text:style-name="P22">Популярные слова (фрагменты) – наиболее часто используемые пользователями сети Интернет слова (фрагменты). Выявляются по результатам обработки ежедневных (еженедельных, ежемесячных) запросов пользователей.</text:p>
      <text:p text:style-name="P22">Макет объявления интернет-рекламы – переданный для размещения Заказчиком на условиях настоящего Договора баннер, текстовый блок, вставка с использованием популярных слов (фрагментов).</text:p>
      <text:p text:style-name="P22">Спам – телематическое электронное сообщение, предназначенное неопределенному кругу лиц, доставленное абоненту и (или) пользователю без их предварительного согласия и не позволяющее определить отправителя этого сообщения, в том числе ввиду указания в нем несуществующего или фальсифицированного адреса отправителя.</text:p>
      <text:p text:style-name="P22">Выбор целевой группы (потребителей рекламы) – технический, социологический, психологический анализ групп пользователей сети Интернет с целью повышения эффективности рекламы. Отбор производится по уровню дохода, вкусам, возрастным категориям.</text:p>
      <text:p text:style-name="P22">Иные определения настоящего договора используются в смысле, установленном Федеральным законом «О рекламе» и действующим законодательством Российской Федерации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Исполнитель</text:p>
          </table:table-cell>
          <table:table-cell table:style-name="Таблица2.A1" office:value-type="string">
            <text:p text:style-name="P12">Заказчик</text:p>
          </table:table-cell>
        </table:table-row>
        <table:table-row table:style-name="Таблица2.1">
          <table:table-cell table:style-name="Таблица2.A1" office:value-type="string">
            <text:p text:style-name="P32">___________________Осипов Д.А<text:span text:style-name="T34">.</text:span></text:p>
          </table:table-cell>
          <table:table-cell table:style-name="Таблица2.A1" office:value-type="string">
            <text:p text:style-name="P32">________________<text:span text:style-name="T37"> <text:s text:c="20"/></text:span>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17"><text:span text:style-name="T19"/></text:p>
          </table:table-cell>
          <table:table-cell table:style-name="Таблица2.A1" office:value-type="string">
            <text:p text:style-name="P12"><text:span text:style-name="T37"/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Label_20_5" style:display-name="ListLabel 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8S</meta:editing-duration>
    <meta:editing-cycles>6</meta:editing-cycles>
    <meta:generator>LibreOffice/4.4.0.3$Windows_x86 LibreOffice_project/de093506bcdc5fafd9023ee680b8c60e3e0645d7</meta:generator>
    <dc:date>2017-12-21T16:20:23.675000000</dc:date>
    <meta:print-date>2017-10-31T09:36:41.745000000</meta:print-date>
    <meta:document-statistic meta:table-count="2" meta:image-count="0" meta:object-count="0" meta:page-count="6" meta:paragraph-count="91" meta:word-count="962" meta:character-count="8055" meta:non-whitespace-character-count="6835"/>
    <meta:user-defined meta:name="Info 1"/>
    <meta:user-defined meta:name="Info 2"/>
    <meta:user-defined meta:name="Info 3"/>
    <meta:user-defined meta:name="Info 4"/>
  </office:meta>
</office:document-meta>
</file>